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.607cm" fo:margin-left="-0.199cm" table:align="left" style:writing-mode="lr-tb"/>
    </style:style>
    <style:style style:name="Table6.A" style:family="table-column">
      <style:table-column-properties style:column-width="0.975cm"/>
    </style:style>
    <style:style style:name="Table6.B" style:family="table-column">
      <style:table-column-properties style:column-width="3.9cm"/>
    </style:style>
    <style:style style:name="Table6.C" style:family="table-column">
      <style:table-column-properties style:column-width="1.997cm"/>
    </style:style>
    <style:style style:name="Table6.D" style:family="table-column">
      <style:table-column-properties style:column-width="1.51cm"/>
    </style:style>
    <style:style style:name="Table6.E" style:family="table-column">
      <style:table-column-properties style:column-width="1.762cm"/>
    </style:style>
    <style:style style:name="Table6.F" style:family="table-column">
      <style:table-column-properties style:column-width="2.06cm"/>
    </style:style>
    <style:style style:name="Table6.G" style:family="table-column">
      <style:table-column-properties style:column-width="2.215cm"/>
    </style:style>
    <style:style style:name="Table6.H" style:family="table-column">
      <style:table-column-properties style:column-width="0.051cm"/>
    </style:style>
    <style:style style:name="Table6.I" style:family="table-column">
      <style:table-column-properties style:column-width="2.034cm"/>
    </style:style>
    <style:style style:name="Table6.J" style:family="table-column">
      <style:table-column-properties style:column-width="2.10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J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15%" fo:text-align="center" style:justify-single-word="false">
        <style:tab-stops>
          <style:tab-stop style:position="16.002c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16.002c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>
        <style:tab-stops>
          <style:tab-stop style:position="16.002c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>
        <style:tab-stops>
          <style:tab-stop style:position="5.711cm"/>
          <style:tab-stop style:position="16.002c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>
        <style:tab-stops>
          <style:tab-stop style:position="16.002c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>
        <style:tab-stops>
          <style:tab-stop style:position="7.303cm"/>
          <style:tab-stop style:position="12.7cm"/>
          <style:tab-stop style:position="16.002c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>
        <style:tab-stops>
          <style:tab-stop style:position="10.001cm"/>
          <style:tab-stop style:position="12.7cm"/>
          <style:tab-stop style:position="16.002c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line-height="115%">
        <style:tab-stops>
          <style:tab-stop style:position="5.711cm"/>
          <style:tab-stop style:position="16.002c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line-height="115%" fo:text-align="justify" style:justify-single-word="false">
        <style:tab-stops>
          <style:tab-stop style:position="16.002cm" style:leader-style="dotted" style:leader-text=".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text-align="start" style:justify-single-word="false" style:snap-to-layout-gri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1.27cm" style:auto-text-indent="false">
        <style:tab-stops>
          <style:tab-stop style:position="16.002c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1.27cm" fo:margin-right="0cm" fo:line-height="115%" fo:text-indent="1.27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1.27cm" fo:margin-right="0cm" fo:line-height="115%" fo:text-align="justify" style:justify-single-word="false" fo:text-indent="1.27c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top="0cm" fo:margin-bottom="0cm" fo:line-height="100%" fo:text-align="start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fo:line-height="100%" fo:text-align="start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 style:snap-to-layout-grid="false">
        <style:tab-stops>
          <style:tab-stop style:position="16.002c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style:snap-to-layout-grid="false">
        <style:tab-stops>
          <style:tab-stop style:position="16.002c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fo:line-height="100%" fo:text-align="start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fo:line-height="100%" fo:text-align="end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: asimage(o.company_id.logo)" text:anchor-type="paragraph" svg:x="0.18cm" svg:y="0.109cm" svg:width="4.912cm" draw:z-index="0"><draw:text-box fo:min-height="2.05cm"><text:p text:style-name="Frame_20_contents"/></draw:text-box></draw:frame><text:tab/><text:span text:style-name="T3"><text:placeholder text:placeholder-type="text">&lt;o.company_id.name&gt;</text:placeholder></text:span></text:p>
      <text:p text:style-name="P5"><text:tab/>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0"><text:span text:style-name="T3"><text:tab/>ĐT: </text:span><text:span text:style-name="T3"><text:placeholder text:placeholder-type="text">&lt;o.company_id.phone&gt;</text:placeholder></text:span><text:span text:style-name="T3"> - Fax: </text:span><text:span text:style-name="T3"><text:placeholder text:placeholder-type="text">&lt;o.company_id.fax&gt;</text:placeholder></text:span></text:p>
      <text:p text:style-name="P4"/>
      <text:p text:style-name="P3"/>
      <text:p text:style-name="P1">ĐƠN ĐẶT HÀNG</text:p>
      <text:p text:style-name="P14">Đơn vị bán: <text:span text:style-name="T3"><text:placeholder text:placeholder-type="text">&lt;o.company_id.name&gt;</text:placeholder></text:span></text:p>
      <text:p text:style-name="P14">Địa chỉ: 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4">Điện thoại: <text:span text:style-name="T4"><text:placeholder text:placeholder-type="text">&lt;o.company_id.phone&gt;</text:placeholder></text:span></text:p>
      <text:p text:style-name="P14">Nội dung đơn hàng: <text:tab/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2">TT</text:p>
          </table:table-cell>
          <table:table-cell table:style-name="Table6.A1" office:value-type="string">
            <text:p text:style-name="P2">Tên khách hàng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A1" table:number-columns-spanned="2" office:value-type="string">
            <text:p text:style-name="P2">Thành tiền</text:p>
          </table:table-cell>
          <table:covered-table-cell/>
          <table:table-cell table:style-name="Table6.J1" office:value-type="string">
            <text:p text:style-name="P2">Ghi chú</text:p>
          </table:table-cell>
        </table:table-row>
        <table:table-row table:style-name="Table6.1">
          <table:table-cell table:style-name="Table6.A2" table:number-columns-spanned="10" office:value-type="string">
            <text:p text:style-name="P17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<text:placeholder text:placeholder-type="text">&lt;sequence + 1&gt;</text:placeholder></text:p>
          </table:table-cell>
          <table:table-cell table:style-name="Table6.A1" office:value-type="string">
            <text:p text:style-name="P20"><text:placeholder text:placeholder-type="text">&lt;o.partner_id.name&gt;</text:placeholder></text:p>
          </table:table-cell>
          <table:table-cell table:style-name="Table6.A1" office:value-type="string">
            <text:p text:style-name="P20"><text:placeholder text:placeholder-type="text">&lt;line.name&gt;</text:placeholder></text:p>
          </table:table-cell>
          <table:table-cell table:style-name="Table6.A1" office:value-type="string">
            <text:p text:style-name="P20"><text:placeholder text:placeholder-type="text">&lt;line.product_uom.name&gt;</text:placeholder></text:p>
          </table:table-cell>
          <table:table-cell table:style-name="Table6.A1" office:value-type="string">
            <text:p text:style-name="P20"><text:placeholder text:placeholder-type="text">&lt;line.product_uom_qty&gt;</text:placeholder></text:p>
          </table:table-cell>
          <table:table-cell table:style-name="Table6.A1" office:value-type="string">
            <text:p text:style-name="P20"><text:placeholder text:placeholder-type="text">&lt;line.price_unit&gt;</text:placeholder></text:p>
          </table:table-cell>
          <table:table-cell table:style-name="Table6.A1" office:value-type="string">
            <text:p text:style-name="P20"><text:placeholder text:placeholder-type="text">&lt;get_thue(o,line)&gt;</text:placeholder></text:p>
          </table:table-cell>
          <table:table-cell table:style-name="Table6.A1" table:number-columns-spanned="2" office:value-type="string">
            <text:p text:style-name="P20"><text:placeholder text:placeholder-type="text">&lt;line.price_subtotal + get_thue(o,line)&gt;</text:placeholder></text:p>
          </table:table-cell>
          <table:covered-table-cell/>
          <table:table-cell table:style-name="Table6.J1" office:value-type="string">
            <text:p text:style-name="P12"/>
          </table:table-cell>
        </table:table-row>
        <table:table-row table:style-name="Table6.1">
          <table:table-cell table:style-name="Table6.A2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6" office:value-type="string">
            <text:p text:style-name="P23">Tổng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5" table:number-columns-spanned="2" office:value-type="string">
            <text:p text:style-name="P21"><text:placeholder text:placeholder-type="text">&lt;get_tong(o)['tax']&gt;</text:placeholder></text:p>
          </table:table-cell>
          <table:covered-table-cell/>
          <table:table-cell table:style-name="Table6.A5" office:value-type="string">
            <text:p text:style-name="P21"><text:placeholder text:placeholder-type="text">&lt;get_tong(o)['total']&gt;</text:placeholder></text:p>
          </table:table-cell>
          <table:table-cell table:style-name="Table6.J5" office:value-type="string">
            <text:p text:style-name="P18"/>
          </table:table-cell>
        </table:table-row>
      </table:table>
      <text:p text:style-name="P13"/>
      <text:p text:style-name="P7"><text:span text:style-name="T1">Giao nhận vận chuyển: </text:span>…………………………………………………………………………….</text:p>
      <text:p text:style-name="P6">……………………………………………………………………………………………………….</text:p>
      <text:p text:style-name="P7"><text:span text:style-name="T1">Điều kiện thanh toán: </text:span>………………………………………………………………………………</text:p>
      <text:p text:style-name="P7"><text:span text:style-name="T1">Các yêu cầu khác: </text:span>………………………………………………………………………………….</text:p>
      <text:p text:style-name="P7">……………………………………………………………………………………………………….</text:p>
      <text:p text:style-name="P8">………………………………………………………………………………………………………</text:p>
      <text:p text:style-name="P9"><text:tab/><text:span text:style-name="T2">Ngày……….tháng……….năm………</text:span></text:p>
      <text:p text:style-name="P15"/>
      <text:p text:style-name="P16">Người lập đơn hàng <text:s text:c="8"/><text:tab/><text:tab/><text:tab/><text:tab/> <text:s text:c="4"/>Người duyệ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4-12-25T17:29:52</dc:date>
    <dc:creator>phung11764 </dc:creator>
    <meta:editing-duration>PT46M37S</meta:editing-duration>
    <meta:editing-cycles>41</meta:editing-cycles>
    <meta:generator>LibreOffice/3.5$Linux_X86_64 LibreOffice_project/350m1$Build-2</meta:generator>
    <meta:document-statistic meta:table-count="1" meta:image-count="0" meta:object-count="0" meta:page-count="1" meta:paragraph-count="38" meta:word-count="88" meta:character-count="947" meta:non-whitespace-character-count="874"/>
  </office:meta>
</office:document-meta>
</file>